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81" officeooo:paragraph-rsid="000bd586"/>
    </style:style>
    <style:style style:name="P2" style:family="paragraph" style:parent-style-name="Standard">
      <style:text-properties officeooo:rsid="0017f25a" officeooo:paragraph-rsid="000bd586"/>
    </style:style>
    <style:style style:name="P3" style:family="paragraph" style:parent-style-name="Standard">
      <style:text-properties officeooo:rsid="000bd586" officeooo:paragraph-rsid="000bd586"/>
    </style:style>
    <style:style style:name="T1" style:family="text">
      <style:text-properties officeooo:rsid="00185f32"/>
    </style:style>
    <style:style style:name="T2" style:family="text">
      <style:text-properties officeooo:rsid="000bd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</text:p>
      <text:p text:style-name="P1">Validation loss after <text:span text:style-name="T2">100</text:span>0 epochs: <text:span text:style-name="T1">0.55</text:span> </text:p>
      <text:p text:style-name="P3">Adam with learning rate=0.00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35:01.625796983</meta:creation-date>
    <dc:date>2019-10-20T19:37:30.679407104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7" meta:character-count="315" meta:non-whitespace-character-count="272"/>
  </office:meta>
</office:document-meta>
</file>